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style>
    <style:style style:name="pr2" style:family="presentation" style:parent-style-name="Default-subtitle">
      <style:graphic-properties draw:fill-color="#ffffff" draw:textarea-vertical-align="top" fo:min-height="9.134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title">
      <style:graphic-properties draw:auto-grow-height="true" fo:min-height="2.629cm"/>
    </style:style>
    <style:style style:name="P1" style:family="paragraph">
      <style:text-properties style:text-underline-style="solid" style:text-underline-width="auto" style:text-underline-color="font-color"/>
    </style:style>
    <style:style style:name="P2" style:family="paragraph">
      <style:paragraph-properties fo:text-align="start"/>
    </style:style>
    <style:style style:name="P3" style:family="paragraph">
      <loext:graphic-properties draw:fill-color="#ffffff"/>
      <style:paragraph-properties fo:text-align="start"/>
    </style:style>
    <style:style style:name="P4" style:family="paragraph">
      <loext:graphic-properties draw:fill-color="#ffffff"/>
    </style:style>
    <style:style style:name="P5" style:family="paragraph">
      <style:text-properties fo:font-size="24pt" style:font-size-asian="24pt" style:font-size-complex="24pt"/>
    </style:style>
    <style:style style:name="P6" style:family="paragraph">
      <style:text-properties fo:font-size="28pt" style:font-size-asian="28pt" style:font-size-complex="28pt"/>
    </style:style>
    <style:style style:name="P7" style:family="paragraph">
      <style:paragraph-properties fo:margin-left="0cm" fo:margin-right="0cm" fo:text-indent="0cm"/>
      <style:text-properties fo:font-size="28pt" style:font-size-asian="28pt" style:font-size-complex="28pt"/>
    </style:style>
    <style:style style:name="P8" style:family="paragraph">
      <style:text-properties fo:font-size="32pt" style:text-underline-style="solid" style:text-underline-width="auto" style:text-underline-color="font-color" style:font-size-asian="32pt" style:font-size-complex="32pt"/>
    </style:style>
    <style:style style:name="T1" style:family="text">
      <style:text-properties style:text-underline-style="solid" style:text-underline-width="auto" style:text-underline-color="font-color"/>
    </style:style>
    <style:style style:name="T2" style:family="text">
      <style:text-properties fo:font-size="28pt" style:font-size-asian="28pt" style:font-size-complex="28pt"/>
    </style:style>
    <style:style style:name="T3" style:family="text">
      <style:text-properties fo:font-size="32pt" style:text-underline-style="solid" style:text-underline-width="auto" style:text-underline-color="font-color"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 text:style-name="P1"><text:span text:style-name="T1">Internet</text:span></text:p>
          </draw:text-box>
        </draw:frame>
        <draw:frame presentation:style-name="pr2" draw:text-style-name="P3" draw:layer="layout" svg:width="25.199cm" svg:height="9.134cm" svg:x="3cm" svg:y="3.266cm" presentation:class="subtitle" presentation:user-transformed="true">
          <draw:text-box>
            <text:p text:style-name="P2"/>
            <text:p text:style-name="P2"><text:span text:style-name="T2">The Internet is the biggest world-wide communication network of computers.With the Internet, it's possible to access almost any information, communicate with anyone else in the world, and do much more. You can do all of this by connecting a computer to the Internet, which is also called going online.</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 text:style-name="P1"><text:span text:style-name="T1">Servers</text:span></text:p>
          </draw:text-box>
        </draw:frame>
        <draw:frame presentation:style-name="pr4" draw:text-style-name="P5" draw:layer="layout" svg:width="25.199cm" svg:height="9.134cm" svg:x="1.4cm" svg:y="3.685cm" presentation:class="outline" presentation:user-transformed="true">
          <draw:text-box>
            <text:list text:style-name="L3">
              <text:list-header>
                <text:p/>
                <text:p><text:span text:style-name="T2">A server is a computer device that provides a service </text:span><text:span text:style-name="T2">to computer and its user, also known as the client.And </text:span><text:span text:style-name="T2">Its contain </text:span></text:p>
                <text:p><text:span text:style-name="T2">datas.</text:span></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1"><text:span text:style-name="T1">Clients</text:span></text:p>
          </draw:text-box>
        </draw:frame>
        <draw:frame presentation:style-name="pr4" draw:text-style-name="P6" draw:layer="layout" svg:width="25.199cm" svg:height="9.134cm" svg:x="1.4cm" svg:y="3.685cm" presentation:class="outline">
          <draw:text-box>
            <text:list text:style-name="L3">
              <text:list-header>
                <text:p text:style-name="P6"><text:span text:style-name="T2">A client is a computer or user that connects to and </text:span><text:span text:style-name="T2">uses the resources of a remote computer, or server.</text:span></text:p>
              </text:list-header>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 text:style-name="P1"><text:span text:style-name="T1">Data Center</text:span></text:p>
          </draw:text-box>
        </draw:frame>
        <draw:frame presentation:style-name="pr4" draw:layer="layout" svg:width="25.199cm" svg:height="9.134cm" svg:x="1.4cm" svg:y="3.685cm" presentation:class="outline">
          <draw:text-box>
            <text:list text:style-name="L3">
              <text:list-header>
                <text:p/>
                <text:p><text:span text:style-name="T2">A data center is a facility that centralizes an </text:span><text:span text:style-name="T2">organization’s shared IT operations and equipment for </text:span><text:span text:style-name="T2">the purposes of storing, processing, and disseminating </text:span><text:span text:style-name="T2">data and applications.</text:span></text:p>
              </text:list-header>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 text:style-name="P1"><text:span text:style-name="T1">Request / Response <text:s/>Cycle</text:span></text:p>
          </draw:text-box>
        </draw:frame>
        <draw:frame presentation:style-name="pr4" draw:layer="layout" svg:width="25.199cm" svg:height="9.134cm" svg:x="1.4cm" svg:y="3.685cm" presentation:class="outline">
          <draw:text-box>
            <text:list text:style-name="L3">
              <text:list-header>
                <text:p/>
                <text:p><text:span text:style-name="T2">First a user gives a client a URL, the client builds a </text:span><text:span text:style-name="T2">request for information to be generated by a server. </text:span><text:span text:style-name="T2">When the server receives that request, it uses the </text:span><text:span text:style-name="T2">information included in the request to build a response </text:span><text:span text:style-name="T2">that contains the requested information. Once built, </text:span><text:span text:style-name="T2">that response is sent back to the client in the </text:span><text:span text:style-name="T2">requested format, to be rendered to the user.</text:span></text:p>
              </text:list-header>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draw:text-box>
            <text:p text:style-name="P1"><text:span text:style-name="T1">Web Development Technologies</text:span></text:p>
          </draw:text-box>
        </draw:frame>
        <draw:frame presentation:style-name="pr4" draw:text-style-name="P6" draw:layer="layout" svg:width="25.199cm" svg:height="9.134cm" svg:x="1.4cm" svg:y="3.685cm" presentation:class="outline" presentation:user-transformed="true">
          <draw:text-box>
            <text:list text:style-name="L3">
              <text:list-header>
                <text:p text:style-name="P6"><text:span text:style-name="T2">Creating a web application involves technologies from </text:span><text:span text:style-name="T2">both the server-side and client-side. When we are </text:span><text:span text:style-name="T2">talking about web development technologies, it usually </text:span><text:span text:style-name="T2">means the client-side technologies, which are used to </text:span><text:span text:style-name="T2">build and display everything that the end-user interacts </text:span><text:span text:style-name="T2">with.</text:span></text:p>
              </text:list-header>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text-style-name="P1" draw:layer="layout" svg:width="25.199cm" svg:height="2.629cm" svg:x="1.4cm" svg:y="0.628cm" presentation:class="title">
          <draw:text-box>
            <text:p text:style-name="P1"><text:span text:style-name="T1">UI</text:span></text:p>
          </draw:text-box>
        </draw:frame>
        <draw:frame presentation:style-name="pr4" draw:layer="layout" svg:width="25.199cm" svg:height="9.134cm" svg:x="1.4cm" svg:y="3.685cm" presentation:class="outline">
          <draw:text-box>
            <text:list text:style-name="L3">
              <text:list-header>
                <text:p text:style-name="P7"><text:span text:style-name="T2">UI is short for “user interface.” It’s the elements of a </text:span><text:span text:style-name="T2">website or app that the user interacts with as they </text:span><text:span text:style-name="T2">navigate the page or program — the graphical layout </text:span><text:span text:style-name="T2">of an application. Page and app elements </text:span></text:p>
              </text:list-header>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 text:style-name="P1"><text:span text:style-name="T1">UX</text:span></text:p>
          </draw:text-box>
        </draw:frame>
        <draw:frame presentation:style-name="pr4" draw:text-style-name="P6" draw:layer="layout" svg:width="25.199cm" svg:height="9.134cm" svg:x="1.4cm" svg:y="3.685cm" presentation:class="outline">
          <draw:text-box>
            <text:list text:style-name="L3">
              <text:list-header>
                <text:p text:style-name="P6"><text:span text:style-name="T2"/></text:p>
                <text:p text:style-name="P6"><text:span text:style-name="T2">“</text:span><text:span text:style-name="T2">UX” stands for “user experience.” <text:s/>A user’s </text:span><text:span text:style-name="T2">experience of the app is determined by how they </text:span><text:span text:style-name="T2">interact with it. </text:span></text:p>
              </text:list-header>
            </text:list>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 text:style-name="P1"><text:span text:style-name="T1">Cloud</text:span></text:p>
          </draw:text-box>
        </draw:frame>
        <draw:frame presentation:style-name="pr4" draw:layer="layout" svg:width="25.199cm" svg:height="9.134cm" svg:x="1.4cm" svg:y="3.685cm" presentation:class="outline" presentation:user-transformed="true">
          <draw:text-box>
            <text:list text:style-name="L3">
              <text:list-header>
                <text:p/>
                <text:p><text:span text:style-name="T2">cloud computing is the delivery of computing services </text:span><text:span text:style-name="T2">—including servers, storage, databases, networking, </text:span><text:span text:style-name="T2">software, analytics, and intelligence — over the </text:span><text:span text:style-name="T2">Internet to offer faster innovation, flexible resources, </text:span><text:span text:style-name="T2">and economies of scale. You typically pay only for </text:span><text:span text:style-name="T2">cloud services you use, helping lower your operating </text:span><text:span text:style-name="T2">costs, run your infrastructure more efficiently and scale </text:span><text:span text:style-name="T2">as your business needs change</text:span>.</text:p>
              </text:list-header>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8" draw:layer="layout" svg:width="25.199cm" svg:height="2.629cm" svg:x="1.4cm" svg:y="0.628cm" presentation:class="title" presentation:user-transformed="true">
          <draw:text-box>
            <text:p text:style-name="P8"><text:span text:style-name="T3">Responsive Web Designing</text:span></text:p>
          </draw:text-box>
        </draw:frame>
        <draw:frame presentation:style-name="pr4" draw:layer="layout" svg:width="25.199cm" svg:height="9.134cm" svg:x="1.4cm" svg:y="3.685cm" presentation:class="outline">
          <draw:text-box>
            <text:list text:style-name="L3">
              <text:list-header>
                <text:p/>
                <text:p><text:span text:style-name="T2">Responsive Web design is the approach that suggests </text:span><text:span text:style-name="T2">that design and development should respond to the </text:span><text:span text:style-name="T2">user's behavior and environment based on screen </text:span><text:span text:style-name="T2">size, platform and orientation. The practice consists of </text:span><text:span text:style-name="T2">a mix of flexible grids and layouts, images and an </text:span><text:span text:style-name="T2">intelligent use of CSS media queries.</text:span></text:p>
              </text:list-header>
            </text:list>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 text:style-name="P1"><text:span text:style-name="T1">Frontend</text:span></text:p>
          </draw:text-box>
        </draw:frame>
        <draw:frame presentation:style-name="pr4" draw:layer="layout" svg:width="25.199cm" svg:height="9.134cm" svg:x="1.4cm" svg:y="3.685cm" presentation:class="outline">
          <draw:text-box>
            <text:list text:style-name="L3">
              <text:list-header>
                <text:p/>
                <text:p><text:span text:style-name="T2">Front-end web development is the development of the </text:span><text:span text:style-name="T2">graphical user interface of a website, through the use </text:span><text:span text:style-name="T2">of HTML, CSS, and JavaScript, so that users can view </text:span><text:span text:style-name="T2">and interact with that website.</text:span></text:p>
              </text:list-header>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draw:text-box>
            <text:p text:style-name="P1"><text:span text:style-name="T1">Backend</text:span></text:p>
          </draw:text-box>
        </draw:frame>
        <draw:frame presentation:style-name="pr4" draw:layer="layout" svg:width="25.199cm" svg:height="9.134cm" svg:x="1.4cm" svg:y="3.685cm" presentation:class="outline">
          <draw:text-box>
            <text:list text:style-name="L3">
              <text:list-header>
                <text:p/>
                <text:p><text:span text:style-name="T2">The back end refers to parts of a computer application </text:span><text:span text:style-name="T2">or a program's code that allow it to operate and that </text:span><text:span text:style-name="T2">cannot be accessed by a user.The back end is also </text:span><text:span text:style-name="T2">called the data access layer of software or hardware.</text:span></text:p>
              </text:list-header>
            </text:list>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5" draw:text-style-name="P8" draw:layer="layout" svg:width="25.199cm" svg:height="2.629cm" svg:x="1.4cm" svg:y="0.628cm" presentation:class="title">
          <draw:text-box>
            <text:p text:style-name="P8"><text:span text:style-name="T3">Database</text:span></text:p>
          </draw:text-box>
        </draw:frame>
        <draw:frame presentation:style-name="pr4" draw:layer="layout" svg:width="25.199cm" svg:height="9.134cm" svg:x="1.4cm" svg:y="3.685cm" presentation:class="outline" presentation:user-transformed="true">
          <draw:text-box>
            <text:list text:style-name="L3">
              <text:list-header>
                <text:p/>
                <text:p><text:span text:style-name="T2">A database is a collection of data that is organized, </text:span><text:span text:style-name="T2">which is also called structured data. It can be </text:span><text:span text:style-name="T2">accessed or stored in a computer system.</text:span></text:p>
              </text:list-header>
            </text:list>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2-20T16:03:53.221779197</meta:creation-date>
    <dc:date>2021-12-20T17:47:36.911405179</dc:date>
    <meta:editing-duration>PT50M7S</meta:editing-duration>
    <meta:editing-cycles>8</meta:editing-cycles>
    <meta:generator>LibreOffice/6.0.7.3$Linux_X86_64 LibreOffice_project/00m0$Build-3</meta:generator>
    <meta:document-statistic meta:object-count="73"/>
  </office:meta>
</office:document-meta>
</file>